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dividual</text:p>
      <text:p text:style-name="Standard">while nfaults &lt;2</text:p>
      <text:p text:style-name="Standard"><text:tab/>load network as clean</text:p>
      <text:p text:style-name="Standard"><text:tab/>invent fault</text:p>
      <text:p text:style-name="Standard"><text:tab/>apply fault</text:p>
      <text:p text:style-name="Standard"><text:tab/>if connectivity&lt;100</text:p>
      <text:p text:style-name="Standard"><text:tab/><text:tab/>remember fault (unique)</text:p>
      <text:p text:style-name="Standard"><text:tab/><text:tab/>nfaults++</text:p>
      <text:p text:style-name="Standard">end</text:p>
      <text:p text:style-name="Standard"/>
      <text:p text:style-name="Standard">load network as clean</text:p>
      <text:p text:style-name="Standard">apply all faults</text:p>
      <text:p text:style-name="Standard">if connectivity 100 restart</text:p>
      <text:p text:style-name="Standard">display network in memor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6-10-31T13:03:25</meta:creation-date>
    <dc:date>2006-10-31T13:07:31</dc:date>
    <dc:language>en-GB</dc:language>
    <meta:editing-cycles>2</meta:editing-cycles>
    <meta:editing-duration>PT4M1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3" meta:word-count="35" meta:character-count="221"/>
  </office:meta>
</office:document-meta>
</file>